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draw:stroke="none" draw:fill="none" fo:min-height="1.58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6.893cm" style:use-optimal-column-width="false"/>
    </style:style>
    <style:style style:name="co2" style:family="table-column">
      <style:table-column-properties style:column-width="6.91cm" style:use-optimal-column-width="false"/>
    </style:style>
    <style:style style:name="ro1" style:family="table-row">
      <style:table-row-properties style:row-height="3.593cm"/>
    </style:style>
    <style:style style:name="ce1" style:family="table-cell">
      <style:graphic-properties style:repeat="repeat"/>
      <style:text-properties fo:color="#ff6600" fo:font-size="40pt" style:font-size-asian="40pt" style:font-size-complex="40pt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6600" fo:font-size="40pt" style:font-size-asian="40pt" style:font-size-complex="40pt"/>
    </style:style>
    <style:style style:name="P3" style:family="paragraph">
      <style:text-properties fo:color="#ff6600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color="#ff6600"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66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5.207cm" svg:x="20.812cm" svg:y="16.62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4.481cm" svg:height="3.592cm" svg:x="19.731cm" svg:y="6.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">Key3</text:span></text:p>
              </table:table-cell>
              <table:table-cell>
                <text:p text:style-name="P3"><text:span text:style-name="T1">Key0</text:span></text:p>
              </table:table-cell>
              <table:table-cell>
                <text:p text:style-name="P3"><text:span text:style-name="T1">Key1</text:span></text:p>
              </table:table-cell>
              <table:table-cell>
                <text:p text:style-name="P3"><text:span text:style-name="T1">Key4</text:span></text:p>
              </table:table-cell>
              <table:table-cell>
                <text:p text:style-name="P3"><text:span text:style-name="T1">Key7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" draw:text-style-name="P1" draw:layer="layout" svg:x1="20.939cm" svg:y1="18.78cm" svg:x2="25.257cm" svg:y2="18.78cm">
          <text:p/>
        </draw:line>
        <draw:line draw:style-name="gr2" draw:text-style-name="P1" draw:layer="layout" svg:x1="23.098cm" svg:y1="18.78cm" svg:x2="23.098cm" svg:y2="21.574cm">
          <text:p/>
        </draw:line>
        <draw:custom-shape draw:style-name="gr1" draw:text-style-name="P1" draw:layer="layout" svg:width="4.445cm" svg:height="5.207cm" svg:x="46.974cm" svg:y="37.57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7.101cm" svg:y1="39.735cm" svg:x2="51.419cm" svg:y2="39.735cm">
          <text:p/>
        </draw:line>
        <draw:line draw:style-name="gr2" draw:text-style-name="P1" draw:layer="layout" svg:x1="49.26cm" svg:y1="39.735cm" svg:x2="49.26cm" svg:y2="42.529cm">
          <text:p/>
        </draw:line>
        <draw:line draw:style-name="gr3" draw:text-style-name="P1" draw:layer="layout" svg:x1="24.241cm" svg:y1="19.923cm" svg:x2="29.448cm" svg:y2="13.954cm">
          <text:p/>
        </draw:line>
        <draw:line draw:style-name="gr3" draw:text-style-name="P1" draw:layer="layout" svg:x1="45.704cm" svg:y1="35.036cm" svg:x2="48.498cm" svg:y2="37.322cm">
          <text:p/>
        </draw:line>
        <draw:line draw:style-name="gr3" draw:text-style-name="P1" draw:layer="layout" svg:x1="31.607cm" svg:y1="20.177cm" svg:x2="24.749cm" svg:y2="13.827cm">
          <text:p/>
        </draw:line>
        <draw:line draw:style-name="gr3" draw:text-style-name="P1" draw:layer="layout" svg:x1="24.876cm" svg:y1="14.081cm" svg:x2="22.59cm" svg:y2="16.621cm">
          <text:p/>
        </draw:line>
        <draw:line draw:style-name="gr3" draw:text-style-name="P1" draw:layer="layout" svg:x1="48.879cm" svg:y1="41.513cm" svg:x2="42.021cm" svg:y2="35.163cm">
          <text:p/>
        </draw:line>
        <draw:line draw:style-name="gr3" draw:text-style-name="P1" draw:layer="layout" svg:x1="22.463cm" svg:y1="9.763cm" svg:x2="22.717cm" svg:y2="16.494cm">
          <text:p/>
        </draw:line>
        <draw:line draw:style-name="gr3" draw:text-style-name="P1" draw:layer="layout" svg:x1="30.718cm" svg:y1="9.636cm" svg:x2="31.861cm" svg:y2="16.494cm">
          <text:p/>
        </draw:line>
        <draw:line draw:style-name="gr3" draw:text-style-name="P1" draw:layer="layout" svg:x1="43.164cm" svg:y1="9.636cm" svg:x2="41.513cm" svg:y2="16.494cm">
          <text:p/>
        </draw:line>
        <draw:line draw:style-name="gr3" draw:text-style-name="P1" draw:layer="layout" svg:x1="50.911cm" svg:y1="9.763cm" svg:x2="50.276cm" svg:y2="15.986cm">
          <text:p/>
        </draw:line>
        <draw:line draw:style-name="gr3" draw:text-style-name="P1" draw:layer="layout" svg:x1="15.478cm" svg:y1="11.668cm" svg:x2="22.082cm" svg:y2="16.494cm">
          <text:p/>
        </draw:line>
        <draw:line draw:style-name="gr3" draw:text-style-name="P1" draw:layer="layout" svg:x1="58.912cm" svg:y1="11.414cm" svg:x2="53.07cm" svg:y2="16.367cm">
          <text:p/>
        </draw:line>
        <draw:frame draw:style-name="gr4" draw:text-style-name="P4" draw:layer="layout" svg:width="4.354cm" svg:height="1.841cm" svg:x="12.049cm" svg:y="9.827cm">
          <draw:text-box>
            <text:p text:style-name="P4"><text:span text:style-name="T1">Head</text:span></text:p>
          </draw:text-box>
        </draw:frame>
        <draw:frame draw:style-name="gr4" draw:text-style-name="P4" draw:layer="layout" svg:width="3.719cm" svg:height="1.841cm" svg:x="58.495cm" svg:y="9.636cm">
          <draw:text-box>
            <text:p text:style-name="P4"><text:span text:style-name="T1">Tail</text:span></text:p>
          </draw:text-box>
        </draw:frame>
        <draw:frame draw:style-name="gr5" draw:text-style-name="P5" draw:layer="layout" svg:width="2.589cm" svg:height="1.352cm" svg:x="47.736cm" svg:y="38.084cm">
          <draw:text-box>
            <text:p text:style-name="P3"><text:span text:style-name="T2">key7</text:span></text:p>
          </draw:text-box>
        </draw:frame>
        <draw:frame draw:style-name="gr5" draw:text-style-name="P5" draw:layer="layout" svg:width="2.589cm" svg:height="1.352cm" svg:x="21.829cm" svg:y="17.301cm">
          <draw:text-box>
            <text:p text:style-name="P3"><text:span text:style-name="T2">key3</text:span></text:p>
          </draw:text-box>
        </draw:frame>
        <draw:path draw:style-name="gr2" draw:text-style-name="P1" draw:layer="layout" svg:width="8.471cm" svg:height="24.704cm" draw:transform="skewX (-3.55962788767987E-017) rotate (-1.32575209981489) translate (56.6882706122349cm 17.0330136965766cm)" svg:viewBox="0 0 8472 24705" svg:d="M0 24691c1086 130 1981-642 2652-1367 626-676 1214-1386 1845-2058 656-699 1182-1524 1516-2422 368-986 1086-1789 1400-2800 264-849 357-1736 445-2619 74-744 290-1466 412-2207 129-794 252-1605 181-2405-97-1101-282-2184-230-3278 49-1024-83-2025-363-3031-312-1124-1249-1114-1993-1548-648-379-1386-595-2124-742l-296-214">
          <text:p/>
        </draw:path>
        <draw:path draw:style-name="gr2" draw:text-style-name="P1" draw:layer="layout" svg:width="0.879cm" svg:height="0.06cm" draw:transform="rotate (-2.03522844075059) translate (57.4424900815254cm 20.4702984964155cm)" svg:viewBox="0 0 880 61" svg:d="M0 61l729-61h151">
          <text:p/>
        </draw:path>
        <draw:path draw:style-name="gr2" draw:text-style-name="P1" draw:layer="layout" svg:width="0.639cm" svg:height="-0.001cm" draw:transform="rotate (-1.01264003200711) translate (57.456cm 20.443cm)" svg:viewBox="0 0 640 0" svg:d="M0 0h640">
          <text:p/>
        </draw:path>
        <draw:custom-shape draw:style-name="gr1" draw:text-style-name="P1" draw:layer="layout" svg:width="4.445cm" svg:height="5.207cm" svg:x="37.576cm" svg:y="37.8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7.703cm" svg:y1="39.989cm" svg:x2="42.021cm" svg:y2="39.989cm">
          <text:p/>
        </draw:line>
        <draw:line draw:style-name="gr2" draw:text-style-name="P1" draw:layer="layout" svg:x1="39.862cm" svg:y1="39.989cm" svg:x2="39.862cm" svg:y2="42.783cm">
          <text:p/>
        </draw:line>
        <draw:custom-shape draw:style-name="gr1" draw:text-style-name="P1" draw:layer="layout" svg:width="4.445cm" svg:height="5.207cm" svg:x="28.813cm" svg:y="38.08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94cm" svg:y1="40.243cm" svg:x2="33.258cm" svg:y2="40.243cm">
          <text:p/>
        </draw:line>
        <draw:line draw:style-name="gr2" draw:text-style-name="P1" draw:layer="layout" svg:x1="31.099cm" svg:y1="40.243cm" svg:x2="31.099cm" svg:y2="43.037cm">
          <text:p/>
        </draw:line>
        <draw:line draw:style-name="gr3" draw:text-style-name="P1" draw:layer="layout" svg:x1="31.861cm" svg:y1="41.64cm" svg:x2="36.941cm" svg:y2="35.163cm">
          <text:p/>
        </draw:line>
        <draw:line draw:style-name="gr3" draw:text-style-name="P1" draw:layer="layout" svg:x1="36.814cm" svg:y1="35.29cm" svg:x2="39.608cm" svg:y2="37.576cm">
          <text:p/>
        </draw:line>
        <draw:line draw:style-name="gr3" draw:text-style-name="P1" draw:layer="layout" svg:x1="39.481cm" svg:y1="41.894cm" svg:x2="32.623cm" svg:y2="35.544cm">
          <text:p/>
        </draw:line>
        <draw:line draw:style-name="gr3" draw:text-style-name="P1" draw:layer="layout" svg:x1="32.683cm" svg:y1="35.485cm" svg:x2="30.524cm" svg:y2="37.898cm">
          <text:p/>
        </draw:line>
        <draw:line draw:style-name="gr3" draw:text-style-name="P1" draw:layer="layout" svg:x1="42.148cm" svg:y1="35.163cm" svg:x2="39.989cm" svg:y2="37.576cm">
          <text:p/>
        </draw:line>
        <draw:frame draw:style-name="gr5" draw:text-style-name="P5" draw:layer="layout" svg:width="2.589cm" svg:height="1.352cm" svg:x="29.575cm" svg:y="38.592cm">
          <draw:text-box>
            <text:p text:style-name="P3"><text:span text:style-name="T2">key0</text:span></text:p>
          </draw:text-box>
        </draw:frame>
        <draw:frame draw:style-name="gr5" draw:text-style-name="P5" draw:layer="layout" svg:width="2.589cm" svg:height="1.352cm" svg:x="38.416cm" svg:y="38.383cm">
          <draw:text-box>
            <text:p text:style-name="P3"><text:span text:style-name="T2">key1</text:span></text:p>
          </draw:text-box>
        </draw:frame>
        <draw:frame draw:style-name="gr5" draw:text-style-name="P4" draw:layer="layout" svg:width="3.402cm" svg:height="1.83cm" svg:x="49.133cm" svg:y="44.561cm">
          <draw:text-box>
            <text:p text:style-name="P4"><text:span text:style-name="T1">Next</text:span></text:p>
          </draw:text-box>
        </draw:frame>
        <draw:frame draw:style-name="gr5" draw:text-style-name="P4" draw:layer="layout" svg:width="3.402cm" svg:height="1.83cm" svg:x="28.686cm" svg:y="44.89cm">
          <draw:text-box>
            <text:p text:style-name="P4"><text:span text:style-name="T1">Prev</text:span></text:p>
          </draw:text-box>
        </draw:frame>
        <draw:frame draw:style-name="gr5" draw:text-style-name="P4" draw:layer="layout" svg:width="3.245cm" svg:height="1.83cm" svg:x="38.776cm" svg:y="44.89cm">
          <draw:text-box>
            <text:p text:style-name="P4"><text:span text:style-name="T1">Curr</text:span></text:p>
          </draw:text-box>
        </draw:frame>
        <draw:custom-shape draw:style-name="gr1" draw:text-style-name="P1" draw:layer="layout" svg:width="4.445cm" svg:height="5.207cm" svg:x="49.641cm" svg:y="56.37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9.768cm" svg:y1="58.531cm" svg:x2="54.086cm" svg:y2="58.531cm">
          <text:p/>
        </draw:line>
        <draw:line draw:style-name="gr2" draw:text-style-name="P1" draw:layer="layout" svg:x1="51.927cm" svg:y1="58.531cm" svg:x2="51.927cm" svg:y2="61.325cm">
          <text:p/>
        </draw:line>
        <draw:custom-shape draw:style-name="gr1" draw:text-style-name="P1" draw:layer="layout" svg:width="4.445cm" svg:height="5.207cm" svg:x="29.067cm" svg:y="56.8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9.194cm" svg:y1="59.039cm" svg:x2="33.512cm" svg:y2="59.039cm">
          <text:p/>
        </draw:line>
        <draw:line draw:style-name="gr2" draw:text-style-name="P1" draw:layer="layout" svg:x1="31.353cm" svg:y1="59.039cm" svg:x2="31.353cm" svg:y2="61.833cm">
          <text:p/>
        </draw:line>
        <draw:line draw:style-name="gr3" draw:text-style-name="P1" draw:layer="layout" svg:x1="32.115cm" svg:y1="60.436cm" svg:x2="50.022cm" svg:y2="54.213cm">
          <text:p/>
        </draw:line>
        <draw:line draw:style-name="gr3" draw:text-style-name="P1" draw:layer="layout" svg:x1="51.165cm" svg:y1="59.801cm" svg:x2="32.115cm" svg:y2="54.594cm">
          <text:p/>
        </draw:line>
        <draw:frame draw:style-name="gr5" draw:text-style-name="P5" draw:layer="layout" svg:width="2.589cm" svg:height="1.352cm" svg:x="29.829cm" svg:y="57.388cm">
          <draw:text-box>
            <text:p text:style-name="P3"><text:span text:style-name="T2">key0</text:span></text:p>
          </draw:text-box>
        </draw:frame>
        <draw:frame draw:style-name="gr5" draw:text-style-name="P5" draw:layer="layout" svg:width="2.589cm" svg:height="1.352cm" svg:x="50.481cm" svg:y="56.925cm">
          <draw:text-box>
            <text:p text:style-name="P3"><text:span text:style-name="T2">key1</text:span></text:p>
          </draw:text-box>
        </draw:frame>
        <draw:custom-shape draw:style-name="gr1" draw:text-style-name="P1" draw:layer="layout" svg:width="4.445cm" svg:height="5.207cm" svg:x="43.91cm" svg:y="121.91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4.037cm" svg:y1="124.07cm" svg:x2="48.355cm" svg:y2="124.07cm">
          <text:p/>
        </draw:line>
        <draw:line draw:style-name="gr2" draw:text-style-name="P1" draw:layer="layout" svg:x1="46.196cm" svg:y1="124.07cm" svg:x2="46.196cm" svg:y2="126.864cm">
          <text:p/>
        </draw:line>
        <draw:frame draw:style-name="gr5" draw:text-style-name="P5" draw:layer="layout" svg:width="2.589cm" svg:height="1.352cm" svg:x="44.75cm" svg:y="122.464cm">
          <draw:text-box>
            <text:p text:style-name="P3"><text:span text:style-name="T2">key1</text:span></text:p>
          </draw:text-box>
        </draw:frame>
        <draw:line draw:style-name="gr3" draw:text-style-name="P1" draw:layer="layout" svg:x1="32.369cm" svg:y1="54.594cm" svg:x2="31.099cm" svg:y2="56.753cm">
          <text:p/>
        </draw:line>
        <draw:line draw:style-name="gr3" draw:text-style-name="P1" draw:layer="layout" svg:x1="49.768cm" svg:y1="54.213cm" svg:x2="51.8cm" svg:y2="56.245cm">
          <text:p/>
        </draw:line>
        <draw:line draw:style-name="gr3" draw:text-style-name="P1" draw:layer="layout" svg:x1="47.339cm" svg:y1="125.721cm" svg:x2="49.752cm" svg:y2="128.515cm">
          <text:p/>
        </draw:line>
        <draw:path draw:style-name="gr2" draw:text-style-name="P1" draw:layer="layout" svg:width="1.123cm" svg:height="0.029cm" draw:transform="rotate (-2.6789058688861) translate (50.073cm 128.273cm)" svg:viewBox="0 0 1124 30" svg:d="M0 0l820 30h304">
          <text:p/>
        </draw:path>
        <draw:path draw:style-name="gr2" draw:text-style-name="P1" draw:layer="layout" svg:width="0.969cm" svg:height="0.072cm" draw:transform="rotate (-2.63387637418464) translate (50.345cm 128.68cm)" svg:viewBox="0 0 970 73" svg:d="M0 0l759 33 211 40">
          <text:p/>
        </draw:path>
        <draw:frame draw:style-name="gr5" draw:text-style-name="P4" draw:layer="layout" svg:width="3.402cm" svg:height="1.83cm" svg:x="50.657cm" svg:y="65.135cm">
          <draw:text-box>
            <text:p text:style-name="P4"><text:span text:style-name="T1">Next</text:span></text:p>
          </draw:text-box>
        </draw:frame>
        <draw:frame draw:style-name="gr5" draw:text-style-name="P4" draw:layer="layout" svg:width="3.402cm" svg:height="1.83cm" svg:x="30.21cm" svg:y="65.464cm">
          <draw:text-box>
            <text:p text:style-name="P4"><text:span text:style-name="T1">Prev</text:span></text:p>
          </draw:text-box>
        </draw:frame>
        <draw:frame draw:style-name="gr5" draw:text-style-name="P4" draw:layer="layout" svg:width="7.834cm" svg:height="3.409cm" svg:x="55.123cm" svg:y="122.927cm">
          <draw:text-box>
            <text:p text:style-name="P4"><text:span text:style-name="T1">prev != null </text:span></text:p>
            <text:p text:style-name="P4"><text:span text:style-name="T1">next != null</text:span></text:p>
          </draw:text-box>
        </draw:frame>
        <draw:custom-shape draw:style-name="gr1" draw:text-style-name="P1" draw:layer="layout" svg:width="4.445cm" svg:height="5.207cm" svg:x="48.498cm" svg:y="16.36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8.625cm" svg:y1="18.526cm" svg:x2="52.943cm" svg:y2="18.526cm">
          <text:p/>
        </draw:line>
        <draw:line draw:style-name="gr2" draw:text-style-name="P1" draw:layer="layout" svg:x1="50.784cm" svg:y1="18.526cm" svg:x2="50.784cm" svg:y2="21.32cm">
          <text:p/>
        </draw:line>
        <draw:line draw:style-name="gr3" draw:text-style-name="P1" draw:layer="layout" svg:x1="29.321cm" svg:y1="14.081cm" svg:x2="31.861cm" svg:y2="16.748cm">
          <text:p/>
        </draw:line>
        <draw:line draw:style-name="gr3" draw:text-style-name="P1" draw:layer="layout" svg:x1="42.275cm" svg:y1="20.177cm" svg:x2="47.355cm" svg:y2="13.7cm">
          <text:p/>
        </draw:line>
        <draw:line draw:style-name="gr3" draw:text-style-name="P1" draw:layer="layout" svg:x1="47.228cm" svg:y1="13.827cm" svg:x2="50.022cm" svg:y2="16.113cm">
          <text:p/>
        </draw:line>
        <draw:line draw:style-name="gr3" draw:text-style-name="P1" draw:layer="layout" svg:x1="50.403cm" svg:y1="20.304cm" svg:x2="43.545cm" svg:y2="13.954cm">
          <text:p/>
        </draw:line>
        <draw:frame draw:style-name="gr5" draw:text-style-name="P5" draw:layer="layout" svg:width="2.589cm" svg:height="1.352cm" svg:x="49.26cm" svg:y="16.875cm">
          <draw:text-box>
            <text:p text:style-name="P3"><text:span text:style-name="T2">key7</text:span></text:p>
          </draw:text-box>
        </draw:frame>
        <draw:custom-shape draw:style-name="gr1" draw:text-style-name="P1" draw:layer="layout" svg:width="4.445cm" svg:height="5.207cm" svg:x="39.1cm" svg:y="16.62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9.227cm" svg:y1="18.78cm" svg:x2="43.545cm" svg:y2="18.78cm">
          <text:p/>
        </draw:line>
        <draw:line draw:style-name="gr2" draw:text-style-name="P1" draw:layer="layout" svg:x1="41.386cm" svg:y1="18.78cm" svg:x2="41.386cm" svg:y2="21.574cm">
          <text:p/>
        </draw:line>
        <draw:custom-shape draw:style-name="gr1" draw:text-style-name="P1" draw:layer="layout" svg:width="4.445cm" svg:height="5.207cm" svg:x="30.337cm" svg:y="16.87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0.464cm" svg:y1="19.034cm" svg:x2="34.782cm" svg:y2="19.034cm">
          <text:p/>
        </draw:line>
        <draw:line draw:style-name="gr2" draw:text-style-name="P1" draw:layer="layout" svg:x1="32.623cm" svg:y1="19.034cm" svg:x2="32.623cm" svg:y2="21.828cm">
          <text:p/>
        </draw:line>
        <draw:line draw:style-name="gr3" draw:text-style-name="P1" draw:layer="layout" svg:x1="33.385cm" svg:y1="20.431cm" svg:x2="38.465cm" svg:y2="13.954cm">
          <text:p/>
        </draw:line>
        <draw:line draw:style-name="gr3" draw:text-style-name="P1" draw:layer="layout" svg:x1="38.338cm" svg:y1="14.081cm" svg:x2="41.132cm" svg:y2="16.367cm">
          <text:p/>
        </draw:line>
        <draw:line draw:style-name="gr3" draw:text-style-name="P1" draw:layer="layout" svg:x1="41.005cm" svg:y1="20.685cm" svg:x2="34.147cm" svg:y2="14.335cm">
          <text:p/>
        </draw:line>
        <draw:line draw:style-name="gr3" draw:text-style-name="P1" draw:layer="layout" svg:x1="34.207cm" svg:y1="14.276cm" svg:x2="32.048cm" svg:y2="16.689cm">
          <text:p/>
        </draw:line>
        <draw:line draw:style-name="gr3" draw:text-style-name="P1" draw:layer="layout" svg:x1="43.672cm" svg:y1="13.954cm" svg:x2="41.513cm" svg:y2="16.367cm">
          <text:p/>
        </draw:line>
        <draw:frame draw:style-name="gr5" draw:text-style-name="P5" draw:layer="layout" svg:width="2.589cm" svg:height="1.352cm" svg:x="31.099cm" svg:y="17.383cm">
          <draw:text-box>
            <text:p text:style-name="P3"><text:span text:style-name="T2">key0</text:span></text:p>
          </draw:text-box>
        </draw:frame>
        <draw:frame draw:style-name="gr5" draw:text-style-name="P5" draw:layer="layout" svg:width="2.589cm" svg:height="1.352cm" svg:x="39.94cm" svg:y="17.174cm">
          <draw:text-box>
            <text:p text:style-name="P3"><text:span text:style-name="T2">key1</text:span></text:p>
          </draw:text-box>
        </draw:frame>
        <draw:line draw:style-name="gr3" draw:text-style-name="P1" draw:layer="layout" svg:x1="41.005cm" svg:y1="41.767cm" svg:x2="45.704cm" svg:y2="35.163cm">
          <text:p/>
        </draw:line>
        <draw:custom-shape draw:style-name="gr1" draw:text-style-name="P1" draw:layer="layout" svg:width="4.445cm" svg:height="5.207cm" svg:x="39.482cm" svg:y="58.91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9.609cm" svg:y1="61.07cm" svg:x2="43.927cm" svg:y2="61.07cm">
          <text:p/>
        </draw:line>
        <draw:line draw:style-name="gr2" draw:text-style-name="P1" draw:layer="layout" svg:x1="41.768cm" svg:y1="61.07cm" svg:x2="41.768cm" svg:y2="63.864cm">
          <text:p/>
        </draw:line>
        <draw:frame draw:style-name="gr5" draw:text-style-name="P5" draw:layer="layout" svg:width="2.589cm" svg:height="1.352cm" svg:x="40.322cm" svg:y="59.464cm">
          <draw:text-box>
            <text:p text:style-name="P3"><text:span text:style-name="T2">key1</text:span></text:p>
          </draw:text-box>
        </draw:frame>
        <draw:line draw:style-name="gr3" draw:text-style-name="P1" draw:layer="layout" svg:x1="40.625cm" svg:y1="62.721cm" svg:x2="37.958cm" svg:y2="65.388cm">
          <text:p/>
        </draw:line>
        <draw:line draw:style-name="gr3" draw:text-style-name="P1" draw:layer="layout" svg:x1="42.911cm" svg:y1="62.721cm" svg:x2="45.324cm" svg:y2="65.515cm">
          <text:p/>
        </draw:line>
        <draw:path draw:style-name="gr2" draw:text-style-name="P1" draw:layer="layout" svg:width="1.123cm" svg:height="0.029cm" draw:transform="rotate (-2.6789058688861) translate (45.645cm 65.273cm)" svg:viewBox="0 0 1124 30" svg:d="M0 0l820 30h304">
          <text:p/>
        </draw:path>
        <draw:path draw:style-name="gr2" draw:text-style-name="P1" draw:layer="layout" svg:width="0.969cm" svg:height="0.072cm" draw:transform="rotate (-2.63387637418464) translate (45.917cm 65.68cm)" svg:viewBox="0 0 970 73" svg:d="M0 0l759 33 211 40">
          <text:p/>
        </draw:path>
        <draw:path draw:style-name="gr2" draw:text-style-name="P1" draw:layer="layout" svg:width="1.292cm" svg:height="0.154cm" draw:transform="rotate (-0.660956187730253) translate (37.5205836382496cm 64.9001008463217cm)" svg:viewBox="0 0 1293 155" svg:d="M0 42l829-42 464 155">
          <text:p/>
        </draw:path>
        <draw:path draw:style-name="gr2" draw:text-style-name="P1" draw:layer="layout" svg:width="1.152cm" svg:height="0.047cm" draw:transform="rotate (-0.785398163397448) translate (37.326cm 65.307cm)" svg:viewBox="0 0 1153 48" svg:d="M0 48l912-48 241 48">
          <text:p/>
        </draw:path>
        <draw:frame draw:style-name="gr5" draw:text-style-name="P4" draw:layer="layout" svg:width="3.245cm" svg:height="1.83cm" svg:x="40.301cm" svg:y="65.463cm">
          <draw:text-box>
            <text:p text:style-name="P4"><text:span text:style-name="T1">Curr</text:span></text:p>
          </draw:text-box>
        </draw:frame>
        <draw:frame draw:style-name="gr5" draw:text-style-name="P4" draw:layer="layout" svg:width="3.169cm" svg:height="1.83cm" svg:x="44.73cm" svg:y="128.463cm">
          <draw:text-box>
            <text:p text:style-name="P4"><text:span text:style-name="T1">next</text:span></text:p>
          </draw:text-box>
        </draw:frame>
        <draw:custom-shape draw:style-name="gr1" draw:text-style-name="P1" draw:layer="layout" svg:width="4.445cm" svg:height="5.207cm" svg:x="20.716cm" svg:y="121.5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843cm" svg:y1="123.689cm" svg:x2="25.161cm" svg:y2="123.689cm">
          <text:p/>
        </draw:line>
        <draw:line draw:style-name="gr2" draw:text-style-name="P1" draw:layer="layout" svg:x1="23.002cm" svg:y1="123.689cm" svg:x2="23.002cm" svg:y2="126.483cm">
          <text:p/>
        </draw:line>
        <draw:frame draw:style-name="gr5" draw:text-style-name="P5" draw:layer="layout" svg:width="2.589cm" svg:height="1.352cm" svg:x="21.556cm" svg:y="122.083cm">
          <draw:text-box>
            <text:p text:style-name="P3"><text:span text:style-name="T2">key1</text:span></text:p>
          </draw:text-box>
        </draw:frame>
        <draw:line draw:style-name="gr3" draw:text-style-name="P1" draw:layer="layout" svg:x1="21.859cm" svg:y1="125.34cm" svg:x2="19.192cm" svg:y2="128.007cm">
          <text:p/>
        </draw:line>
        <draw:path draw:style-name="gr2" draw:text-style-name="P1" draw:layer="layout" svg:width="1.292cm" svg:height="0.154cm" draw:transform="rotate (-0.660956187730252) translate (18.7545836382496cm 127.519100846322cm)" svg:viewBox="0 0 1293 155" svg:d="M0 42l829-42 464 155">
          <text:p/>
        </draw:path>
        <draw:path draw:style-name="gr2" draw:text-style-name="P1" draw:layer="layout" svg:width="1.152cm" svg:height="0.047cm" draw:transform="rotate (-0.785398163397448) translate (18.56cm 127.926cm)" svg:viewBox="0 0 1153 48" svg:d="M0 48l912-48 241 48">
          <text:p/>
        </draw:path>
        <draw:frame draw:style-name="gr5" draw:text-style-name="P4" draw:layer="layout" svg:width="7.051cm" svg:height="3.409cm" svg:x="54.742cm" svg:y="78.617cm">
          <draw:text-box>
            <text:p text:style-name="P4"><text:span text:style-name="T1">prev = null</text:span></text:p>
            <text:p text:style-name="P4"><text:span text:style-name="T1">next = null</text:span></text:p>
          </draw:text-box>
        </draw:frame>
        <draw:frame draw:style-name="gr5" draw:text-style-name="P4" draw:layer="layout" svg:width="3.245cm" svg:height="1.83cm" svg:x="21.536cm" svg:y="128.082cm">
          <draw:text-box>
            <text:p text:style-name="P4"><text:span text:style-name="T1">prev</text:span></text:p>
          </draw:text-box>
        </draw:frame>
        <draw:custom-shape draw:style-name="gr1" draw:text-style-name="P1" draw:layer="layout" svg:width="4.445cm" svg:height="5.207cm" svg:x="32.031cm" svg:y="121.78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158cm" svg:y1="123.942cm" svg:x2="36.476cm" svg:y2="123.942cm">
          <text:p/>
        </draw:line>
        <draw:line draw:style-name="gr2" draw:text-style-name="P1" draw:layer="layout" svg:x1="34.317cm" svg:y1="123.942cm" svg:x2="34.317cm" svg:y2="126.736cm">
          <text:p/>
        </draw:line>
        <draw:frame draw:style-name="gr5" draw:text-style-name="P5" draw:layer="layout" svg:width="2.589cm" svg:height="1.352cm" svg:x="32.871cm" svg:y="122.336cm">
          <draw:text-box>
            <text:p text:style-name="P3"><text:span text:style-name="T2">key1</text:span></text:p>
          </draw:text-box>
        </draw:frame>
        <draw:frame draw:style-name="gr5" draw:text-style-name="P4" draw:layer="layout" svg:width="2.932cm" svg:height="1.83cm" svg:x="32.851cm" svg:y="128.335cm">
          <draw:text-box>
            <text:p text:style-name="P4"><text:span text:style-name="T1">curr</text:span></text:p>
          </draw:text-box>
        </draw:frame>
        <draw:path draw:style-name="gr2" draw:text-style-name="P1" draw:layer="layout" svg:width="9.618cm" svg:height="5.303cm" draw:transform="rotate (0.8618435846348) translate (35.474683082775cm 125.050166481942cm)" svg:viewBox="0 0 9619 5304" svg:d="M0 310c1808-600 3478 1064 5235 73 1113-627 3419-641 3431 1164l477 1265 476 1264-12 1228">
          <text:p/>
        </draw:path>
        <draw:path draw:style-name="gr2" draw:text-style-name="P1" draw:layer="layout" svg:width="10.643cm" svg:height="3.048cm" draw:transform="rotate (2.42304060054373) translate (42.8597528741887cm 127.506117787285cm)" svg:viewBox="0 0 10644 3049" svg:d="M0 2994c1940 298 3763-732 5680-519 1665 185 3240-242 4856-412l108-1629-379-434">
          <text:p/>
        </draw:path>
        <draw:custom-shape draw:style-name="gr1" draw:text-style-name="P1" draw:layer="layout" svg:width="4.445cm" svg:height="5.207cm" svg:x="44.222cm" svg:y="91.6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4.349cm" svg:y1="93.837cm" svg:x2="48.667cm" svg:y2="93.837cm">
          <text:p/>
        </draw:line>
        <draw:line draw:style-name="gr2" draw:text-style-name="P1" draw:layer="layout" svg:x1="46.508cm" svg:y1="93.837cm" svg:x2="46.508cm" svg:y2="96.631cm">
          <text:p/>
        </draw:line>
        <draw:frame draw:style-name="gr5" draw:text-style-name="P5" draw:layer="layout" svg:width="2.589cm" svg:height="1.352cm" svg:x="45.062cm" svg:y="92.231cm">
          <draw:text-box>
            <text:p text:style-name="P3"><text:span text:style-name="T2">key1</text:span></text:p>
          </draw:text-box>
        </draw:frame>
        <draw:line draw:style-name="gr3" draw:text-style-name="P1" draw:layer="layout" svg:x1="47.651cm" svg:y1="95.488cm" svg:x2="50.064cm" svg:y2="98.282cm">
          <text:p/>
        </draw:line>
        <draw:path draw:style-name="gr2" draw:text-style-name="P1" draw:layer="layout" svg:width="1.123cm" svg:height="0.029cm" draw:transform="rotate (-2.6789058688861) translate (50.385cm 98.04cm)" svg:viewBox="0 0 1124 30" svg:d="M0 0l820 30h304">
          <text:p/>
        </draw:path>
        <draw:path draw:style-name="gr2" draw:text-style-name="P1" draw:layer="layout" svg:width="0.969cm" svg:height="0.072cm" draw:transform="rotate (-2.63387637418464) translate (50.657cm 98.447cm)" svg:viewBox="0 0 970 73" svg:d="M0 0l759 33 211 40">
          <text:p/>
        </draw:path>
        <draw:frame draw:style-name="gr5" draw:text-style-name="P4" draw:layer="layout" svg:width="7.364cm" svg:height="3.409cm" svg:x="54.742cm" svg:y="92.694cm">
          <draw:text-box>
            <text:p text:style-name="P4"><text:span text:style-name="T1">prev = null</text:span></text:p>
            <text:p text:style-name="P4"><text:span text:style-name="T1">next != null</text:span></text:p>
          </draw:text-box>
        </draw:frame>
        <draw:frame draw:style-name="gr5" draw:text-style-name="P4" draw:layer="layout" svg:width="2.932cm" svg:height="1.83cm" svg:x="45.042cm" svg:y="98.23cm">
          <draw:text-box>
            <text:p text:style-name="P4"><text:span text:style-name="T1">curr</text:span></text:p>
          </draw:text-box>
        </draw:frame>
        <draw:custom-shape draw:style-name="gr1" draw:text-style-name="P1" draw:layer="layout" svg:width="4.445cm" svg:height="5.207cm" svg:x="32.343cm" svg:y="91.5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47cm" svg:y1="93.709cm" svg:x2="36.788cm" svg:y2="93.709cm">
          <text:p/>
        </draw:line>
        <draw:line draw:style-name="gr2" draw:text-style-name="P1" draw:layer="layout" svg:x1="34.629cm" svg:y1="93.709cm" svg:x2="34.629cm" svg:y2="96.503cm">
          <text:p/>
        </draw:line>
        <draw:frame draw:style-name="gr5" draw:text-style-name="P5" draw:layer="layout" svg:width="2.589cm" svg:height="1.352cm" svg:x="33.183cm" svg:y="92.103cm">
          <draw:text-box>
            <text:p text:style-name="P3"><text:span text:style-name="T2">key1</text:span></text:p>
          </draw:text-box>
        </draw:frame>
        <draw:line draw:style-name="gr3" draw:text-style-name="P1" draw:layer="layout" svg:x1="33.486cm" svg:y1="95.36cm" svg:x2="30.819cm" svg:y2="98.027cm">
          <text:p/>
        </draw:line>
        <draw:path draw:style-name="gr2" draw:text-style-name="P1" draw:layer="layout" svg:width="1.292cm" svg:height="0.154cm" draw:transform="rotate (-0.660956187730252) translate (30.3815836382496cm 97.5391008463216cm)" svg:viewBox="0 0 1293 155" svg:d="M0 42l829-42 464 155">
          <text:p/>
        </draw:path>
        <draw:path draw:style-name="gr2" draw:text-style-name="P1" draw:layer="layout" svg:width="1.152cm" svg:height="0.047cm" draw:transform="rotate (-0.785398163397448) translate (30.187cm 97.946cm)" svg:viewBox="0 0 1153 48" svg:d="M0 48l912-48 241 48">
          <text:p/>
        </draw:path>
        <draw:frame draw:style-name="gr5" draw:text-style-name="P4" draw:layer="layout" svg:width="3.245cm" svg:height="1.83cm" svg:x="33.163cm" svg:y="98.102cm">
          <draw:text-box>
            <text:p text:style-name="P4"><text:span text:style-name="T1">prev</text:span></text:p>
          </draw:text-box>
        </draw:frame>
        <draw:path draw:style-name="gr2" draw:text-style-name="P1" draw:layer="layout" svg:width="9.618cm" svg:height="5.303cm" draw:transform="rotate (0.8618435846348) translate (35.786683082775cm 94.817166481942cm)" svg:viewBox="0 0 9619 5304" svg:d="M0 310c1808-600 3478 1064 5235 73 1113-627 3419-641 3431 1164l477 1265 476 1264-12 1228">
          <text:p/>
        </draw:path>
        <draw:path draw:style-name="gr2" draw:text-style-name="P1" draw:layer="layout" svg:width="10.643cm" svg:height="3.048cm" draw:transform="skewX (5.73968491824506E-017) rotate (2.42304060054373) translate (43.1717528741887cm 97.273117787285cm)" svg:viewBox="0 0 10644 3049" svg:d="M0 2994c1940 298 3763-732 5680-519 1665 185 3240-242 4856-412l108-1629-379-434">
          <text:p/>
        </draw:path>
        <draw:custom-shape draw:style-name="gr1" draw:text-style-name="P1" draw:layer="layout" svg:width="4.445cm" svg:height="5.207cm" svg:x="43.529cm" svg:y="106.12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3.656cm" svg:y1="108.288cm" svg:x2="47.974cm" svg:y2="108.288cm">
          <text:p/>
        </draw:line>
        <draw:line draw:style-name="gr2" draw:text-style-name="P1" draw:layer="layout" svg:x1="45.815cm" svg:y1="108.288cm" svg:x2="45.815cm" svg:y2="111.082cm">
          <text:p/>
        </draw:line>
        <draw:frame draw:style-name="gr5" draw:text-style-name="P5" draw:layer="layout" svg:width="2.589cm" svg:height="1.352cm" svg:x="44.369cm" svg:y="106.682cm">
          <draw:text-box>
            <text:p text:style-name="P3"><text:span text:style-name="T2">key1</text:span></text:p>
          </draw:text-box>
        </draw:frame>
        <draw:line draw:style-name="gr3" draw:text-style-name="P1" draw:layer="layout" svg:x1="46.958cm" svg:y1="109.939cm" svg:x2="49.371cm" svg:y2="112.733cm">
          <text:p/>
        </draw:line>
        <draw:path draw:style-name="gr2" draw:text-style-name="P1" draw:layer="layout" svg:width="1.123cm" svg:height="0.029cm" draw:transform="rotate (-2.6789058688861) translate (49.692cm 112.491cm)" svg:viewBox="0 0 1124 30" svg:d="M0 0l820 30h304">
          <text:p/>
        </draw:path>
        <draw:path draw:style-name="gr2" draw:text-style-name="P1" draw:layer="layout" svg:width="0.969cm" svg:height="0.072cm" draw:transform="rotate (-2.63387637418464) translate (49.964cm 112.898cm)" svg:viewBox="0 0 970 73" svg:d="M0 0l759 33 211 40">
          <text:p/>
        </draw:path>
        <draw:frame draw:style-name="gr5" draw:text-style-name="P4" draw:layer="layout" svg:width="7.445cm" svg:height="3.409cm" svg:x="54.742cm" svg:y="107.145cm">
          <draw:text-box>
            <text:p text:style-name="P4"><text:span text:style-name="T1">prev != null</text:span></text:p>
            <text:p text:style-name="P4"><text:span text:style-name="T1">next = null</text:span></text:p>
          </draw:text-box>
        </draw:frame>
        <draw:frame draw:style-name="gr5" draw:text-style-name="P4" draw:layer="layout" svg:width="3.169cm" svg:height="1.83cm" svg:x="44.349cm" svg:y="112.681cm">
          <draw:text-box>
            <text:p text:style-name="P4"><text:span text:style-name="T1">next</text:span></text:p>
          </draw:text-box>
        </draw:frame>
        <draw:custom-shape draw:style-name="gr1" draw:text-style-name="P1" draw:layer="layout" svg:width="4.445cm" svg:height="5.207cm" svg:x="31.65cm" svg:y="106.0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1.777cm" svg:y1="108.16cm" svg:x2="36.095cm" svg:y2="108.16cm">
          <text:p/>
        </draw:line>
        <draw:line draw:style-name="gr2" draw:text-style-name="P1" draw:layer="layout" svg:x1="33.936cm" svg:y1="108.16cm" svg:x2="33.936cm" svg:y2="110.954cm">
          <text:p/>
        </draw:line>
        <draw:frame draw:style-name="gr5" draw:text-style-name="P5" draw:layer="layout" svg:width="2.589cm" svg:height="1.352cm" svg:x="32.49cm" svg:y="106.554cm">
          <draw:text-box>
            <text:p text:style-name="P3"><text:span text:style-name="T2">key1</text:span></text:p>
          </draw:text-box>
        </draw:frame>
        <draw:line draw:style-name="gr3" draw:text-style-name="P1" draw:layer="layout" svg:x1="32.793cm" svg:y1="109.811cm" svg:x2="30.126cm" svg:y2="112.478cm">
          <text:p/>
        </draw:line>
        <draw:path draw:style-name="gr2" draw:text-style-name="P1" draw:layer="layout" svg:width="1.292cm" svg:height="0.154cm" draw:transform="rotate (-0.660956187730253) translate (29.6885836382496cm 111.990100846322cm)" svg:viewBox="0 0 1293 155" svg:d="M0 42l829-42 464 155">
          <text:p/>
        </draw:path>
        <draw:path draw:style-name="gr2" draw:text-style-name="P1" draw:layer="layout" svg:width="1.152cm" svg:height="0.047cm" draw:transform="rotate (-0.785398163397448) translate (29.494cm 112.397cm)" svg:viewBox="0 0 1153 48" svg:d="M0 48l912-48 241 48">
          <text:p/>
        </draw:path>
        <draw:frame draw:style-name="gr5" draw:text-style-name="P4" draw:layer="layout" svg:width="2.932cm" svg:height="1.83cm" svg:x="32.47cm" svg:y="112.553cm">
          <draw:text-box>
            <text:p text:style-name="P4"><text:span text:style-name="T1">curr</text:span></text:p>
          </draw:text-box>
        </draw:frame>
        <draw:path draw:style-name="gr2" draw:text-style-name="P1" draw:layer="layout" svg:width="9.618cm" svg:height="5.303cm" draw:transform="rotate (0.8618435846348) translate (35.093683082775cm 109.268166481942cm)" svg:viewBox="0 0 9619 5304" svg:d="M0 310c1808-600 3478 1064 5235 73 1113-627 3419-641 3431 1164l477 1265 476 1264-12 1228">
          <text:p/>
        </draw:path>
        <draw:path draw:style-name="gr2" draw:text-style-name="P1" draw:layer="layout" svg:width="10.643cm" svg:height="3.048cm" draw:transform="skewX (5.73968491824505E-017) rotate (2.42304060054373) translate (42.4787528741887cm 111.724117787285cm)" svg:viewBox="0 0 10644 3049" svg:d="M0 2994c1940 298 3763-732 5680-519 1665 185 3240-242 4856-412l108-1629-379-434">
          <text:p/>
        </draw:path>
        <draw:custom-shape draw:style-name="gr1" draw:text-style-name="P1" draw:layer="layout" svg:width="4.445cm" svg:height="5.207cm" svg:x="32.343cm" svg:y="76.56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47cm" svg:y1="78.722cm" svg:x2="36.788cm" svg:y2="78.722cm">
          <text:p/>
        </draw:line>
        <draw:line draw:style-name="gr2" draw:text-style-name="P1" draw:layer="layout" svg:x1="34.629cm" svg:y1="78.722cm" svg:x2="34.629cm" svg:y2="81.516cm">
          <text:p/>
        </draw:line>
        <draw:frame draw:style-name="gr5" draw:text-style-name="P5" draw:layer="layout" svg:width="2.589cm" svg:height="1.352cm" svg:x="33.183cm" svg:y="77.116cm">
          <draw:text-box>
            <text:p text:style-name="P3"><text:span text:style-name="T2">key1</text:span></text:p>
          </draw:text-box>
        </draw:frame>
        <draw:line draw:style-name="gr3" draw:text-style-name="P1" draw:layer="layout" svg:x1="33.486cm" svg:y1="80.373cm" svg:x2="30.819cm" svg:y2="83.04cm">
          <text:p/>
        </draw:line>
        <draw:line draw:style-name="gr3" draw:text-style-name="P1" draw:layer="layout" svg:x1="35.772cm" svg:y1="80.373cm" svg:x2="38.185cm" svg:y2="83.167cm">
          <text:p/>
        </draw:line>
        <draw:path draw:style-name="gr2" draw:text-style-name="P1" draw:layer="layout" svg:width="1.123cm" svg:height="0.029cm" draw:transform="rotate (-2.6789058688861) translate (38.506cm 82.925cm)" svg:viewBox="0 0 1124 30" svg:d="M0 0l820 30h304">
          <text:p/>
        </draw:path>
        <draw:path draw:style-name="gr2" draw:text-style-name="P1" draw:layer="layout" svg:width="0.969cm" svg:height="0.072cm" draw:transform="rotate (-2.63387637418464) translate (38.778cm 83.332cm)" svg:viewBox="0 0 970 73" svg:d="M0 0l759 33 211 40">
          <text:p/>
        </draw:path>
        <draw:path draw:style-name="gr2" draw:text-style-name="P1" draw:layer="layout" svg:width="1.292cm" svg:height="0.154cm" draw:transform="rotate (-0.660956187730253) translate (30.3815836382496cm 82.5521008463216cm)" svg:viewBox="0 0 1293 155" svg:d="M0 42l829-42 464 155">
          <text:p/>
        </draw:path>
        <draw:path draw:style-name="gr2" draw:text-style-name="P1" draw:layer="layout" svg:width="1.152cm" svg:height="0.047cm" draw:transform="rotate (-0.785398163397448) translate (30.187cm 82.959cm)" svg:viewBox="0 0 1153 48" svg:d="M0 48l912-48 241 48">
          <text:p/>
        </draw:path>
        <draw:frame draw:style-name="gr5" draw:text-style-name="P4" draw:layer="layout" svg:width="3.245cm" svg:height="1.83cm" svg:x="33.163cm" svg:y="83.115cm">
          <draw:text-box>
            <text:p text:style-name="P4"><text:span text:style-name="T1">Curr</text:span></text:p>
          </draw:text-box>
        </draw:frame>
        <draw:path draw:style-name="gr2" draw:text-style-name="P1" draw:layer="layout" svg:width="9.811cm" svg:height="6.778cm" draw:transform="rotate (1.21178209965966) translate (24.4887734759466cm 125.450537490052cm)" svg:viewBox="0 0 9812 6779" svg:d="M0 10c2277-83 4639 357 6591 1500 935 547 5008 1276 2313 3242l-841 1412-179 615">
          <text:p/>
        </draw:path>
        <draw:path draw:style-name="gr2" draw:text-style-name="P1" draw:layer="layout" svg:width="9.609cm" svg:height="7.262cm" draw:transform="rotate (1.92858882345373) translate (26.1641012253581cm 128.125377973886cm)" svg:viewBox="0 0 9610 7263" svg:d="M0 7260c2267 92 4147-1495 6245-2048 1481-391 3831-1355 3284-3291l-887-1291-586-63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76.2cm" fo:page-height="15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1T00:48:07.975993000</meta:creation-date>
    <dc:date>2014-11-06T19:23:11.908847000</dc:date>
    <meta:editing-duration>P5DT6H31M18S</meta:editing-duration>
    <meta:editing-cycles>5</meta:editing-cycles>
    <meta:generator>LibreOffice/4.2.5.2$MacOSX_X86_64 LibreOffice_project/61cb170a04bb1f12e77c884eab9192be736ec5f5</meta:generator>
    <meta:document-statistic meta:object-count="164"/>
  </office:meta>
</office:document-meta>
</file>